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 style:list-style-name="L1">
      <style:paragraph-properties fo:text-align="start" style:justify-single-word="false" style:text-autospace="none"/>
      <style:text-properties style:font-name="Consolas" fo:font-size="10pt" style:font-name-asian="Consolas" style:font-size-asian="10pt" style:language-asian="zh" style:country-asian="CN" style:font-name-complex="Consolas" style:font-size-complex="10pt"/>
    </style:style>
    <style:style style:name="P2" style:family="paragraph" style:parent-style-name="Default_20_Text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Default_20_Text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language-asian="zh" style:country-asian="CN" style:font-name-complex="Consolas" style:font-size-complex="10pt"/>
    </style:style>
    <style:style style:name="T1" style:family="text">
      <style:text-properties fo:color="#000000" style:text-underline-style="solid" style:text-underline-width="auto" style:text-underline-color="font-color"/>
    </style:style>
    <style:style style:name="T2" style:family="text">
      <style:text-properties style:language-asian="zh" style:country-asian="CN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简介:HTML5提供的新特性让开发者有了更多选择，也引入了更多的基于回调的API。这让初学者实现复杂业务时头疼不已，也会给资深开发人员带来维护成本。本文将通过介绍<text:span text:style-name="T2">两</text:span>种<text:span text:style-name="T2">较</text:span>流行的异步编程方式来<text:span text:style-name="T2">改善</text:span>代码质量。</text:p>
      <text:p text:style-name="P2"/>
      <text:p text:style-name="P3">准备工作：</text:p>
      <text:p text:style-name="P3"/>
      <text:p text:style-name="P3">本文将模拟一个常见业务场景，需求如下:</text:p>
      <text:list xml:id="list37437390" text:style-name="L1">
        <text:list-item>
          <text:p text:style-name="P1">提供用户列表及详细数据；</text:p>
        </text:list-item>
        <text:list-item>
          <text:p text:style-name="P1">将用户列表数据存于客户端；</text:p>
        </text:list-item>
        <text:list-item>
          <text:p text:style-name="P1">对于管理员角色的用户，获取其详细数据，并存于客户端。</text:p>
        </text:list-item>
      </text:list>
      <text:p text:style-name="P3"/>
      <text:p text:style-name="P3">读者可以根据自身经验，评估用传统回调方式完成该需求的所需时间。下载本文附件可以查看全部源码，其中API基于SpringMVC实现。</text:p>
      <text:p text:style-name="P2"/>
      <text:p text:style-name="P2">Promise<text:span text:style-name="T2">方式</text:span></text:p>
      <text:p text:style-name="P2"/>
      <text:p text:style-name="P2">Promise由CommonJS组织提出，目前还处于草案阶段。就设计目的<text:span text:style-name="T2">简单的说</text:span>，就是提供一个对象，通过<text:span text:style-name="T2">该</text:span>对象的方法，来代表某个异步操作的成功，失败，<text:span text:style-name="T2">甚至</text:span>中断操作；现有草案（包含校订中的）主要有5个:Promises/A, Promises/B, Promises/KISS, Promises/C(校订中), Promises/D。即便还不是标准，jQuery1.5+, <text:span text:style-name="T2">Do</text:span><text:span text:style-name="T1">jo</text:span> 1.7+, <text:span text:style-name="T2">N</text:span><text:span text:style-name="T1">odejs</text:span>中的node-promise等实现了Promises/A的规范，<text:span text:style-name="T2">有些还</text:span>提供了扩展功能，如支持多个异步操作同时执行等,<text:span text:style-name="T2">而Node.js自身则实现了Promises/B和Promises/D。</text:span></text:p>
      <text:p text:style-name="P2"/>
      <text:p text:style-name="P2">基于JQuery的异步编程写法</text:p>
      <text:p text:style-name="P2"/>
      <text:p text:style-name="P2"/>
      <text:p text:style-name="P2"/>
      <text:p text:style-name="P3">非promise方式</text:p>
      <text:p text:style-name="P3"/>
      <text:p text:style-name="P2">基于WindJS的异步编程写法</text:p>
      <text:p text:style-name="P2"/>
      <text:p text:style-name="P3">总结</text:p>
      <text:p text:style-name="P2"/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2-28T16:40:33.49</meta:creation-date>
    <dc:date>2013-02-28T17:36:23.72</dc:date>
    <meta:editing-duration>PT00H55M30S</meta:editing-duration>
    <meta:editing-cycles>44</meta:editing-cycles>
    <meta:generator>IBM_Lotus_Symphony/3.0$Win32 OpenOffice.org_project/310m11$Build-9399</meta:generator>
    <meta:document-statistic meta:table-count="0" meta:image-count="0" meta:object-count="0" meta:page-count="1" meta:paragraph-count="13" meta:word-count="120" meta:character-count="593"/>
  </office:meta>
</office:document-meta>
</file>